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 table:number-columns-repeated="55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2">02/22/2024</text:date>, <text:time>21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2-22T21:48:06.50</dc:date>
    <meta:editing-duration>P21DT4H26M7S</meta:editing-duration>
    <meta:editing-cycles>18</meta:editing-cycles>
    <meta:generator>OpenOffice/4.1.13$Win32 OpenOffice.org_project/4113m1$Build-9810</meta:generator>
    <meta:document-statistic meta:table-count="1" meta:cell-count="548" meta:object-count="0"/>
  </office:meta>
</office:document-meta>
</file>